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fo:language="en" fo:country="US"/>
    </style:style>
    <style:style style:name="P2" style:family="paragraph" style:parent-style-name="Standard">
      <style:text-properties fo:language="en" fo:country="US"/>
    </style:style>
    <style:style style:name="P3" style:family="paragraph" style:parent-style-name="Heading_20_2">
      <style:text-properties fo:language="en" fo:country="US"/>
    </style:style>
    <style:style style:name="P4" style:family="paragraph" style:parent-style-name="Heading_20_3">
      <style:text-properties fo:language="en" fo:country="US"/>
    </style:style>
    <style:style style:name="P5" style:family="paragraph" style:parent-style-name="Heading_20_4">
      <style:text-properties fo:language="en" fo:country="US"/>
    </style:style>
    <style:style style:name="P6" style:family="paragraph" style:parent-style-name="Standard" style:list-style-name="L1">
      <style:text-properties fo:language="en" fo:country="US"/>
    </style:style>
    <style:style style:name="P7" style:family="paragraph" style:parent-style-name="Standard" style:list-style-name="L2">
      <style:text-properties fo:language="en" fo:country="US"/>
    </style:style>
    <style:style style:name="P8" style:family="paragraph" style:parent-style-name="Standard" style:list-style-name="L3">
      <style:text-properties fo:language="en" fo:country="US"/>
    </style:style>
    <style:style style:name="P9" style:family="paragraph" style:parent-style-name="Standard" style:list-style-name="L4">
      <style:text-properties fo:language="en" fo:country="US"/>
    </style:style>
    <style:style style:name="P10" style:family="paragraph" style:parent-style-name="Standard" style:list-style-name="L5">
      <style:text-properties fo:language="en" fo:country="US"/>
    </style:style>
    <style:style style:name="P11" style:family="paragraph" style:parent-style-name="Standard" style:list-style-name="L6">
      <style:text-properties fo:language="en" fo:country="US"/>
    </style:style>
    <style:style style:name="P12" style:family="paragraph" style:parent-style-name="Standard" style:list-style-name="L7">
      <style:text-properties fo:language="en" fo:country="US"/>
    </style:style>
    <style:style style:name="P13" style:family="paragraph" style:parent-style-name="Standard">
      <style:text-properties fo:language="en" fo:country="US" fo:font-weight="bold" style:font-weight-asian="bold" style:font-weight-complex="bold"/>
    </style:style>
    <style:style style:name="P14" style:family="paragraph" style:parent-style-name="Standard" style:list-style-name="L8">
      <style:text-properties fo:language="en" fo:country="US"/>
    </style:style>
    <style:style style:name="P15" style:family="paragraph" style:parent-style-name="Standard" style:list-style-name="L9">
      <style:text-properties fo:language="en" fo:country="US"/>
    </style:style>
    <style:style style:name="P16" style:family="paragraph" style:parent-style-name="Standard" style:list-style-name="L9">
      <style:text-properties fo:language="en" fo:country="US" fo:font-weight="bold" style:font-weight-asian="bold" style:font-weight-complex="bold"/>
    </style:style>
    <style:style style:name="P17" style:family="paragraph" style:parent-style-name="Standard" style:list-style-name="L10">
      <style:text-properties fo:language="en" fo:country="US"/>
    </style:style>
    <style:style style:name="P18" style:family="paragraph" style:parent-style-name="Standard" style:list-style-name="L11">
      <style:text-properties fo:language="en" fo:country="US"/>
    </style:style>
    <style:style style:name="P19" style:family="paragraph" style:parent-style-name="Standard" style:list-style-name="L12">
      <style:text-properties fo:language="en" fo:country="US"/>
    </style:style>
    <style:style style:name="P20" style:family="paragraph" style:parent-style-name="Standard" style:list-style-name="L13">
      <style:text-properties fo:language="en" fo:country="US"/>
    </style:style>
    <style:style style:name="P21" style:family="paragraph" style:parent-style-name="Standard" style:list-style-name="L14"/>
    <style:style style:name="T1" style:family="text">
      <style:text-properties fo:font-weight="bold" style:font-weight-asian="bold" style:font-weight-complex="bold"/>
    </style:style>
    <style:style style:name="T2" style:family="text">
      <style:text-properties fo:language="en" fo:country="U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Emotional Blackmail and Coercion in Unconventional Emotional Regulation</text:h>
      <text:p text:style-name="P2"/>
      <text:h text:style-name="P3" text:outline-level="2">Academic Introduction</text:h>
      <text:p text:style-name="P2"/>
      <text:p text:style-name="P2">The use of emotional or psychological blackmail —by members, family, friends, or Church leaders— to pressure the abandonment of uncommon emotional regulation procedures constitutes a form of interpersonal coercion with documented neurological, clinical, and spiritual consequences. This analysis examines the scientific, ethical, and doctrinal implications of such coercion, grounded in contemporary evidence on emotional regulation, trauma, and personal agency.</text:p>
      <text:p text:style-name="P2"/>
      <text:h text:style-name="P3" text:outline-level="2">Fundamental Scientific Definitions</text:h>
      <text:p text:style-name="P2"/>
      <text:h text:style-name="P4" text:outline-level="3">Emotional Blackmail: Clinical Definition</text:h>
      <text:h text:style-name="P5" text:outline-level="4">Emotional blackmail (operational definition):</text:h>
      <text:p text:style-name="P2"/>
      <text:list text:style-name="L1">
        <text:list-item>
          <text:p text:style-name="P6">Interpersonal strategy that conditions acceptance, love, or belonging on the renunciation of a legitimate regulatory need</text:p>
        </text:list-item>
        <text:list-item>
          <text:p text:style-name="P6">Uses guilt, fear, or exclusion as control mechanisms</text:p>
        </text:list-item>
        <text:list-item>
          <text:p text:style-name="P6">Frequently presents under the appearance of "concern" or "spiritual obedience"</text:p>
        </text:list-item>
        <text:list-item>
          <text:p text:style-name="P6">Lacks clinical foundation and violates ethical principles of non-maleficence</text:p>
        </text:list-item>
      </text:list>
      <text:p text:style-name="P2"/>
      <text:h text:style-name="P4" text:outline-level="3">Emotional Agency: Neurological and Ethical Right</text:h>
      <text:h text:style-name="P5" text:outline-level="4">Emotional agency (scientific definition):</text:h>
      <text:p text:style-name="P2"/>
      <text:list text:style-name="L2">
        <text:list-item>
          <text:p text:style-name="P7">Person's capacity to recognize, name, and respond to their own regulatory needs</text:p>
        </text:list-item>
        <text:list-item>
          <text:p text:style-name="P7">Grounded in the integrity of the autonomic nervous system</text:p>
        </text:list-item>
        <text:list-item>
          <text:p text:style-name="P7">Protected by ethical principles of autonomy in clinical practice</text:p>
        </text:list-item>
        <text:list-item>
          <text:p text:style-name="P7">Recognized as essential for trauma-informed healing</text:p>
        </text:list-item>
      </text:list>
      <text:p text:style-name="P2"/>
      <text:h text:style-name="P3" text:outline-level="2">Neuroscientific Framework of Consequences</text:h>
      <text:p text:style-name="P2"/>
      <text:h text:style-name="P4" text:outline-level="3">Re-traumatization through Relational Invalidation</text:h>
      <text:p text:style-name="P2"/>
      <text:p text:style-name="P2"><text:span text:style-name="T1">Van der Kolk's research (2014)</text:span> establishes that early trauma permanently alters neural architecture, especially in circuits connecting the prefrontal cortex with the limbic system. When community belonging is conditioned on abandoning consolidated regulatory mechanisms, the threat detection system is reactivated, generating:</text:p>
      <text:p text:style-name="P2"/>
      <text:list text:style-name="L3">
        <text:list-item>
          <text:p text:style-name="P8">Emotional hypervigilance</text:p>
        </text:list-item>
        <text:list-item>
          <text:p text:style-name="P8"><text:soft-page-break/>Chronic interpersonal distrust</text:p>
        </text:list-item>
        <text:list-item>
          <text:p text:style-name="P8">Isolation as a survival strategy</text:p>
        </text:list-item>
        <text:list-item>
          <text:p text:style-name="P8">Loss of subjective agency</text:p>
        </text:list-item>
      </text:list>
      <text:p text:style-name="P2"/>
      <text:p text:style-name="P2">This phenomenon aligns with findings in complex trauma: <text:span text:style-name="T1">chronic invalidation</text:span> is a robust predictor of long-term functional deterioration.</text:p>
      <text:p text:style-name="P2"/>
      <text:h text:style-name="P4" text:outline-level="3">Disruption of Autonomic Homeostasis</text:h>
      <text:p text:style-name="P2"/>
      <text:p text:style-name="P2">According to Porges' polyvagal theory (2011), the nervous system develops specific strategies—sometimes unusual in appearance—to maintain physiological regulation. Emotional blackmail disrupts these pathways, causing:</text:p>
      <text:p text:style-name="P2"/>
      <text:list text:style-name="L4">
        <text:list-item>
          <text:p text:style-name="P9">Increased sympathetic activation (fight or flight response)</text:p>
        </text:list-item>
        <text:list-item>
          <text:p text:style-name="P9">Accumulation of undischarged neurological tension</text:p>
        </text:list-item>
        <text:list-item>
          <text:p text:style-name="P9">Dysregulation of the HPA (hypothalamic-pituitary-adrenal) axis</text:p>
        </text:list-item>
        <text:list-item>
          <text:p text:style-name="P9">Secondary somatic manifestations (chronic pain, fatigue, insomnia)</text:p>
        </text:list-item>
      </text:list>
      <text:p text:style-name="P2"/>
      <text:h text:style-name="Heading_20_2" text:outline-level="2">Differential Clinical Evidence</text:h>
      <text:p text:style-name="P2"/>
      <text:h text:style-name="Heading_20_3" text:outline-level="3">Indicators of Damage from Regulatory Coercion</text:h>
      <text:p text:style-name="P2"/>
      <text:p text:style-name="P2">Clinical literature identifies predictable consequences when legitimate neurological needs are coercively restricted:</text:p>
      <text:p text:style-name="P2"/>
      <text:h text:style-name="Heading_20_4" text:outline-level="4">Psychological manifestations:</text:h>
      <text:p text:style-name="P2"/>
      <text:list text:style-name="L5">
        <text:list-item>
          <text:p text:style-name="P10">Significant increase in anxiety and depression</text:p>
        </text:list-item>
        <text:list-item>
          <text:p text:style-name="P10">Suicidal ideation in contexts of prolonged isolation</text:p>
        </text:list-item>
        <text:list-item>
          <text:p text:style-name="P10">Development of dissociative symptoms</text:p>
        </text:list-item>
        <text:list-item>
          <text:p text:style-name="P10">Loss of trust in one's own internal perception (functional alexithymia)</text:p>
        </text:list-item>
      </text:list>
      <text:p text:style-name="P2"/>
      <text:h text:style-name="Heading_20_4" text:outline-level="4">Behavioral manifestations:</text:h>
      <text:p text:style-name="P2"/>
      <text:list text:style-name="L6">
        <text:list-item>
          <text:p text:style-name="P11">Displacement toward risk behaviors (substance abuse, self-harm)</text:p>
        </text:list-item>
        <text:list-item>
          <text:p text:style-name="P11">Abandonment of support networks (family, religious community, treatment)</text:p>
        </text:list-item>
        <text:list-item>
          <text:p text:style-name="P11">External over-adaptation with internal collapse</text:p>
        </text:list-item>
      </text:list>
      <text:p text:style-name="P2"/>
      <text:p text:style-name="P2">These patterns do not reflect "lack of faith" or "weak will," but the predictable response of a nervous system deprived of its regulatory pathways.</text:p>
      <text:p text:style-name="P2"/>
      <text:h text:style-name="Heading_20_3" text:outline-level="3">Comparison with Validated Neurological Conditions</text:h>
      <text:p text:style-name="P2"/>
      <text:p text:style-name="P2"><text:span text:style-name="T1">Tourette Syndrome:</text:span> Voluntary suppression of tics generates measurable physiological tension accumulation. External coercion intensifies this cycle, increasing distress and social dysfunction.</text:p>
      <text:p text:style-name="P2"/>
      <text:p text:style-name="P2"><text:soft-page-break/><text:span text:style-name="T1">Autism Spectrum Disorder:</text:span> Prohibition of stimming is associated with increased anxiety and sensory collapse (Kapp et al., 2019). Inclusion, in contrast, improves adaptive functioning.</text:p>
      <text:p text:style-name="P2"/>
      <text:p text:style-name="P2"><text:span text:style-name="T1">Complex PTSD:</text:span> Invalidation of safety rituals reactivates trauma, as the limbic system interprets prohibition as a new threat.</text:p>
      <text:p text:style-name="P2"/>
      <text:h text:style-name="Heading_20_2" text:outline-level="2">Contemporary Emotional Regulation Framework</text:h>
      <text:p text:style-name="P2"/>
      <text:h text:style-name="Heading_20_3" text:outline-level="3">Neural Automation and Resistance to Voluntary Change</text:h>
      <text:p text:style-name="P2"><text:span text:style-name="T1">Gross's research (2015)</text:span> establishes that emotional regulation strategies become <text:span text:style-name="T1">neurologically automated</text:span> after repeated use. Once consolidated, they are not easily modifiable by "willpower" or social pressure.</text:p>
      <text:p text:style-name="P2"/>
      <text:p text:style-name="P2"><text:span text:style-name="T1">Critical implication:</text:span> Demanding that a person "stop using" an unconventional regulatory mechanism without specialized clinical intervention is equivalent to asking them to "stop having migraines." The strategy is integrated into physiology, not conscious choice.</text:p>
      <text:p text:style-name="P2"/>
      <text:h text:style-name="Heading_20_3" text:outline-level="3">Functionality as Ethical and Clinical Criterion</text:h>
      <text:p text:style-name="P2"/>
      <text:p text:style-name="P2">The <text:span text:style-name="T1">DSM-5 (APA, 2013)</text:span> defines pathology by <text:span text:style-name="T1">dysfunctionality</text:span>, not by deviation from social norm. If a regulatory procedure:</text:p>
      <text:p text:style-name="P2"/>
      <text:list text:style-name="L7">
        <text:list-item>
          <text:p text:style-name="P12">Maintains effective social and occupational roles</text:p>
        </text:list-item>
        <text:list-item>
          <text:p text:style-name="P12">Does not cause harm to others</text:p>
        </text:list-item>
        <text:list-item>
          <text:p text:style-name="P12">Contributes to subjective well-being</text:p>
        </text:list-item>
        <text:list-item>
          <text:p text:style-name="P12">Does not interfere with relationship capacity</text:p>
        </text:list-item>
      </text:list>
      <text:p text:style-name="P2"/>
      <text:p text:style-name="P2">...then it <text:span text:style-name="T1">does not constitute pathology</text:span>, regardless of its external appearance. Coercion in these cases lacks clinical and ethical foundation.</text:p>
      <text:p text:style-name="P2"/>
      <text:h text:style-name="Heading_20_2" text:outline-level="2">Evolutionary and Adaptive Perspective</text:h>
      <text:p text:style-name="P2"/>
      <text:h text:style-name="Heading_20_3" text:outline-level="3">Regulatory Diversity as Collective Resilience</text:h>
      <text:p text:style-name="P2"/>
      <text:p text:style-name="P2">Evolutionary psychology <text:span text:style-name="T1">(Gilbert, 2019)</text:span> proposes that diversity in emotional regulation strategies represents an <text:span text:style-name="T1">adaptive advantage for the human species.</text:span> Behaviors that appear "unusual" in modern contexts may be highly effective solutions developed for specific environments of adversity.</text:p>
      <text:p text:style-name="P2"/>
      <text:p text:style-name="P2"><text:span text:style-name="T1">Key evolutionary principle:</text:span> The human brain does not optimize for social conformity, but for <text:span text:style-name="T1">survival and functional continuity</text:span>. Coercively restricting these adaptations reduces the collective resilience of the community.</text:p>
      <text:p text:style-name="P2"/>
      <text:h text:style-name="Heading_20_2" text:outline-level="2"><text:soft-page-break/>Implications for Religious Practice</text:h>
      <text:p text:style-name="P2"/>
      <text:h text:style-name="Heading_20_3" text:outline-level="3">Harmony between Science, Doctrine, and Compassion</text:h>
      <text:p text:style-name="P2"/>
      <text:p text:style-name="P2">Emotional blackmail contradicts both scientific findings and fundamental doctrinal principles. The doctrine of The Church of Jesus Christ of Latter-day Saints emphasizes <text:span text:style-name="T1">charity</text:span>—"the pure love of Christ" (<text:span text:style-name="T1">Moroni 7:47</text:span>)—as the foundation of all community interaction.</text:p>
      <text:p text:style-name="P2"/>
      <text:p text:style-name="P13">Ethical convergence:</text:p>
      <text:p text:style-name="P2"/>
      <text:list text:style-name="L8">
        <text:list-item>
          <text:p text:style-name="P14"><text:span text:style-name="T1">Science:</text:span> Recognizes the neurological legitimacy of regulatory diversity</text:p>
        </text:list-item>
        <text:list-item>
          <text:p text:style-name="P14"><text:span text:style-name="T1">Doctrine:</text:span> Prescribes unconditional love and inclusion</text:p>
        </text:list-item>
        <text:list-item>
          <text:p text:style-name="P14"><text:span text:style-name="T1">Clinical ethics:</text:span> Demands non-maleficence and respect for personal agency</text:p>
        </text:list-item>
      </text:list>
      <text:p text:style-name="P2"/>
      <text:h text:style-name="Heading_20_3" text:outline-level="3">Emotional blackmail violates all three pillars.</text:h>
      <text:p text:style-name="P2"/>
      <text:p text:style-name="P2">Evidence-Based Support Framework</text:p>
      <text:p text:style-name="P2">Scientific research provides clear guidelines for faith communities:</text:p>
      <text:p text:style-name="P2"/>
      <text:h text:style-name="Heading_20_4" text:outline-level="4">Validated practices:</text:h>
      <text:p text:style-name="P2"/>
      <text:p text:style-name="P2">Validate subjective experience before seeking change</text:p>
      <text:p text:style-name="P2">Offer environmental adaptations (not imposition of rigid norms)</text:p>
      <text:p text:style-name="P2">Educate leaders and families about regulatory neurodiversity</text:p>
      <text:p text:style-name="P2">Refer to qualified professionals when therapeutic transformation is required</text:p>
      <text:p text:style-name="P2"/>
      <text:h text:style-name="Heading_20_2" text:outline-level="2">Scientific Conclusions</text:h>
      <text:p text:style-name="P2"/>
      <text:h text:style-name="Heading_20_3" text:outline-level="3">Validation of Blackmail as Risk Factor</text:h>
      <text:p text:style-name="P2"/>
      <text:p text:style-name="P2">Contemporary scientific evidence establishes that emotional blackmail to force abandonment of unconventional emotional regulation procedures:</text:p>
      <text:p text:style-name="P2"/>
      <text:list text:style-name="L9">
        <text:list-item>
          <text:p text:style-name="P15">Constitutes a <text:span text:style-name="T1">clinical risk factor</text:span> for psychological deterioration</text:p>
        </text:list-item>
        <text:list-item>
          <text:p text:style-name="P15">Generates <text:span text:style-name="T1">measurable physiological consequences</text:span></text:p>
        </text:list-item>
        <text:list-item>
          <text:p text:style-name="P16">Reproduces original traumatic dynamics</text:p>
        </text:list-item>
        <text:list-item>
          <text:p text:style-name="P15">Contradicts ethical principles of inclusion and human dignity</text:p>
        </text:list-item>
      </text:list>
      <text:p text:style-name="P2"/>
      <text:h text:style-name="Heading_20_3" text:outline-level="3">Imperative for Informed Inclusion</text:h>
      <text:p text:style-name="P2"/>
      <text:p text:style-name="P2">Recognition of these procedures as <text:span text:style-name="T1">legitimate neurological needs</text:span> demands:</text:p>
      <text:p text:style-name="P2"/>
      <text:list text:style-name="L10">
        <text:list-item>
          <text:p text:style-name="P17">Evidence-based community policies</text:p>
        </text:list-item>
        <text:list-item>
          <text:p text:style-name="P17">Leader training in trauma neuroscience</text:p>
        </text:list-item>
        <text:list-item>
          <text:p text:style-name="P17">Stigma elimination through scientific education</text:p>
        </text:list-item>
        <text:list-item>
          <text:p text:style-name="P17"><text:soft-page-break/>Creation of safe spaces where authentic regulation is possible</text:p>
        </text:list-item>
      </text:list>
      <text:p text:style-name="P2"/>
      <text:h text:style-name="Heading_20_2" text:outline-level="2">Call to Integrated Action</text:h>
      <text:p text:style-name="P2"/>
      <text:p text:style-name="P2">The religious and scientific community shares a historic opportunity: apply contemporary neuroscientific knowledge to build environments where <text:span text:style-name="T1">regulatory diversity is welcomed, not corrected.</text:span></text:p>
      <text:p text:style-name="P2"/>
      <text:p text:style-name="P2"><text:span text:style-name="T1">The imperative is clear:</text:span> Protecting the neurological integrity of each individual is not a concession, but an act of informed charity, coherent with science and faithful to the gospel of Jesus Christ.</text:p>
      <text:p text:style-name="P2"/>
      <text:h text:style-name="Heading_20_2" text:outline-level="2">Scientific References</text:h>
      <text:p text:style-name="P2"/>
      <text:h text:style-name="Heading_20_3" text:outline-level="3">Primary Sources in Neuroscience</text:h>
      <text:p text:style-name="P2"/>
      <text:list text:style-name="L11">
        <text:list-item>
          <text:p text:style-name="P18">Van der Kolk, B.A. (2014). The Body Keeps the Score: Brain, Mind, and Body in the Healing of Trauma. Penguin Books.</text:p>
        </text:list-item>
        <text:list-item>
          <text:p text:style-name="P18">Money, J. (1986). Lovemaps: Clinical Concepts of Sexual/Erotic Health and Pathology. Irvington Publishers.</text:p>
        </text:list-item>
        <text:list-item>
          <text:p text:style-name="P18">Porges, S.W. (2011). The Polyvagal Theory: Neurophysiological Foundations of Emotions. W.W. Norton &amp; Company.</text:p>
        </text:list-item>
      </text:list>
      <text:p text:style-name="P2"/>
      <text:h text:style-name="Heading_20_3" text:outline-level="3">Emotional Regulation Research</text:h>
      <text:p text:style-name="P2"/>
      <text:list text:style-name="L12">
        <text:list-item>
          <text:p text:style-name="P19">Gross, J.J. (2015). "Emotion regulation: Current status and future prospects." Psychological Inquiry, 26(1), 1–26.</text:p>
        </text:list-item>
        <text:list-item>
          <text:p text:style-name="P19">Kapp, S.K., et al. (2019). "Motivations for self-stimulatory behavior in people on the autism spectrum." Autism, 23(4), 967–977.</text:p>
        </text:list-item>
      </text:list>
      <text:p text:style-name="P2"/>
      <text:h text:style-name="Heading_20_3" text:outline-level="3">Clinical and Diagnostic Frameworks</text:h>
      <text:p text:style-name="P2"/>
      <text:list text:style-name="L13">
        <text:list-item>
          <text:p text:style-name="P20">American Psychiatric Association (2013). Diagnostic and Statistical Manual of Mental Disorders (5th ed.).</text:p>
        </text:list-item>
        <text:list-item>
          <text:p text:style-name="P20">SAMHSA (2014). "Trauma-Informed Care in Behavioral Health Services." Treatment Improvement Protocol Series.</text:p>
        </text:list-item>
      </text:list>
      <text:p text:style-name="P2"/>
      <text:h text:style-name="Heading_20_3" text:outline-level="3">Evolutionary Perspectives</text:h>
      <text:p text:style-name="P2"/>
      <text:list text:style-name="L14">
        <text:list-item>
          <text:p text:style-name="P21"><text:span text:style-name="T2">Gilbert, P. (2019). "Evolutionary Psychology and Mental Health: Past, present and future." Clinical Psychology Review, 73, 101751.</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UY"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UY"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5T16:18:28.311942100</meta:creation-date>
    <dc:date>2025-09-25T16:36:59.114262800</dc:date>
    <meta:editing-duration>PT18M29S</meta:editing-duration>
    <meta:editing-cycles>4</meta:editing-cycles>
    <meta:generator>LibreOffice/25.2.5.2$Windows_X86_64 LibreOffice_project/03d19516eb2e1dd5d4ccd751a0d6f35f35e08022</meta:generator>
    <meta:document-statistic meta:table-count="0" meta:image-count="0" meta:object-count="0" meta:page-count="5" meta:paragraph-count="106" meta:word-count="1128" meta:character-count="8648" meta:non-whitespace-character-count="7678"/>
  </office:meta>
</office:document-meta>
</file>